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30000002467E2E76E1712B01A.png" manifest:media-type="image/png"/>
  <manifest:file-entry manifest:full-path="Pictures/1000050F000008E9000003694B86B366FDCA59ED.svg" manifest:media-type="image/svg+xml"/>
  <manifest:file-entry manifest:full-path="Pictures/1000020100000428000000B66684C6F0400E0A08.png" manifest:media-type="image/png"/>
  <manifest:file-entry manifest:full-path="Pictures/100002010000006C000000295E8C98B4C2A89CA0.png" manifest:media-type="image/png"/>
  <manifest:file-entry manifest:full-path="Pictures/1000116C00000A56000002CA20595E2E50A11AA3.svg" manifest:media-type="image/svg+xml"/>
  <manifest:file-entry manifest:full-path="Pictures/1000258E000014C600000397EDEC4BA681178D5B.svg" manifest:media-type="image/svg+xml"/>
  <manifest:file-entry manifest:full-path="Pictures/10000201000000FB0000002BEF4DD9AF46664C77.png" manifest:media-type="image/png"/>
  <manifest:file-entry manifest:full-path="Pictures/10000201000000960000003041619D8E5FFD75D3.png" manifest:media-type="image/png"/>
  <manifest:file-entry manifest:full-path="Pictures/100002010000007D000000224D13BBFC8172AB50.png" manifest:media-type="image/png"/>
  <manifest:file-entry manifest:full-path="Pictures/10000201000004000000015453D27F70D8237A8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82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34eb5e"/>
    </style:style>
    <style:style style:name="P3" style:family="paragraph">
      <loext:graphic-properties draw:fill="none" draw:fill-color="#ffffff"/>
      <style:text-properties fo:color="#34eb5e" fo:font-size="2pt" style:font-size-asian="2pt" style:font-size-complex="2pt"/>
    </style:style>
    <style:style style:name="T1" style:family="text">
      <style:text-properties fo:color="#34eb5e"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264cm" svg:height="0.101cm" svg:x="0.264cm" svg:y="0.164cm">
          <draw:image xlink:href="Pictures/1000050F000008E9000003694B86B366FDCA59ED.svg" xlink:type="simple" xlink:show="embed" xlink:actuate="onLoad" loext:mime-type="image/svg+xml">
            <text:p/>
          </draw:image>
          <draw:image xlink:href="Pictures/100002010000006C000000295E8C98B4C2A89CA0.png" xlink:type="simple" xlink:show="embed" xlink:actuate="onLoad" loext:mime-type="image/png"/>
        </draw:frame>
        <draw:frame draw:style-name="gr1" draw:text-style-name="P1" draw:layer="layout" svg:width="0.54cm" svg:height="0.093cm" svg:x="0.124cm" svg:y="0.471cm">
          <draw:image xlink:href="Pictures/1000258E000014C600000397EDEC4BA681178D5B.svg" xlink:type="simple" xlink:show="embed" xlink:actuate="onLoad" loext:mime-type="image/svg+xml">
            <text:p/>
          </draw:image>
          <draw:image xlink:href="Pictures/10000201000000FB0000002BEF4DD9AF46664C77.png" xlink:type="simple" xlink:show="embed" xlink:actuate="onLoad" loext:mime-type="image/png"/>
        </draw:frame>
        <draw:frame draw:style-name="gr1" draw:text-style-name="P1" draw:layer="layout" svg:width="0.51cm" svg:height="0.08cm" svg:x="0.854cm" svg:y="0.584cm">
          <draw:image xlink:href="Pictures/1000020100000428000000B66684C6F0400E0A08.png" xlink:type="simple" xlink:show="embed" xlink:actuate="onLoad" loext:mime-type="image/png">
            <text:p/>
          </draw:image>
        </draw:frame>
        <draw:frame draw:style-name="gr1" draw:text-style-name="P1" draw:layer="layout" svg:width="0.5cm" svg:height="0.07cm" svg:x="0.864cm" svg:y="0.094cm">
          <draw:image xlink:href="Pictures/10000201000000F30000002467E2E76E1712B01A.png" xlink:type="simple" xlink:show="embed" xlink:actuate="onLoad" loext:mime-type="image/png">
            <text:p/>
          </draw:image>
        </draw:frame>
        <draw:frame draw:style-name="gr1" draw:text-style-name="P1" draw:layer="layout" svg:width="0.5cm" svg:height="0.15cm" svg:x="0.864cm" svg:y="0.314cm">
          <draw:image xlink:href="Pictures/10000201000000960000003041619D8E5FFD75D3.png" xlink:type="simple" xlink:show="embed" xlink:actuate="onLoad" loext:mime-type="image/png">
            <text:p/>
          </draw:image>
        </draw:frame>
        <draw:frame draw:style-name="gr1" draw:text-style-name="P1" draw:layer="layout" svg:width="0.5cm" svg:height="0.13cm" svg:x="1.564cm" svg:y="0.424cm">
          <draw:image xlink:href="Pictures/1000116C00000A56000002CA20595E2E50A11AA3.svg" xlink:type="simple" xlink:show="embed" xlink:actuate="onLoad" loext:mime-type="image/svg+xml">
            <text:p/>
          </draw:image>
          <draw:image xlink:href="Pictures/100002010000007D000000224D13BBFC8172AB50.png" xlink:type="simple" xlink:show="embed" xlink:actuate="onLoad" loext:mime-type="image/png"/>
          <svg:title>Logo of Stäubli International AG</svg:title>
        </draw:frame>
        <draw:frame draw:style-name="gr1" draw:text-style-name="P1" draw:layer="layout" svg:width="0.5cm" svg:height="0.16cm" svg:x="1.564cm" svg:y="0.104cm">
          <draw:image xlink:href="Pictures/10000201000004000000015453D27F70D8237A8A.png" xlink:type="simple" xlink:show="embed" xlink:actuate="onLoad" loext:mime-type="image/png">
            <text:p/>
          </draw:image>
        </draw:frame>
        <draw:frame draw:style-name="gr2" draw:text-style-name="P3" draw:layer="layout" svg:width="0.684cm" svg:height="0.332cm" svg:x="0.064cm" svg:y="0.164cm">
          <draw:text-box>
            <text:p text:style-name="P2"><text:span text:style-name="T1">Suíça</text:span></text:p>
          </draw:text-box>
        </draw:frame>
        <draw:frame draw:style-name="gr2" draw:text-style-name="P3" draw:layer="layout" svg:width="0.693cm" svg:height="0.332cm" svg:x="0.064cm" svg:y="0.464cm">
          <draw:text-box>
            <text:p text:style-name="P2"><text:span text:style-name="T1">Japão</text:span></text:p>
          </draw:text-box>
        </draw:frame>
        <draw:frame draw:style-name="gr3" draw:text-style-name="P3" draw:layer="layout" svg:width="0.9cm" svg:height="0.332cm" svg:x="0.664cm" svg:y="0.564cm">
          <draw:text-box>
            <text:p text:style-name="P2"><text:span text:style-name="T1"><text:s/></text:span><text:span text:style-name="T1">Alemanha</text:span></text:p>
          </draw:text-box>
        </draw:frame>
        <draw:frame draw:style-name="gr2" draw:text-style-name="P3" draw:layer="layout" svg:width="0.815cm" svg:height="0.332cm" svg:x="1.402cm" svg:y="0.132cm">
          <draw:text-box>
            <text:p text:style-name="P2"><text:span text:style-name="T1">Alemanha</text:span></text:p>
          </draw:text-box>
        </draw:frame>
        <draw:frame draw:style-name="gr2" draw:text-style-name="P3" draw:layer="layout" svg:width="0.654cm" svg:height="0.332cm" svg:x="0.764cm" svg:y="0.064cm">
          <draw:text-box>
            <text:p text:style-name="P2"><text:span text:style-name="T1">Itália</text:span></text:p>
          </draw:text-box>
        </draw:frame>
        <draw:frame draw:style-name="gr2" draw:text-style-name="P3" draw:layer="layout" svg:width="0.693cm" svg:height="0.332cm" svg:x="0.764cm" svg:y="0.364cm">
          <draw:text-box>
            <text:p text:style-name="P2"><text:span text:style-name="T1">Japão</text:span></text:p>
          </draw:text-box>
        </draw:frame>
        <draw:frame draw:style-name="gr2" draw:text-style-name="P3" draw:layer="layout" svg:width="0.684cm" svg:height="0.332cm" svg:x="1.48cm" svg:y="0.432cm">
          <draw:text-box>
            <text:p text:style-name="P2"><text:span text:style-name="T1">Suíç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64cm" fo:margin-bottom="0.064cm" fo:margin-left="0.064cm" fo:margin-right="0.064cm" fo:page-width="2.281cm" fo:page-height="0.8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3-25T18:00:16.934000000</dc:date>
    <meta:editing-duration>PT9M29S</meta:editing-duration>
    <meta:editing-cycles>1</meta:editing-cycles>
    <meta:document-statistic meta:object-count="14"/>
    <meta:generator>LibreOffice/6.2.7.1$Windows_X86_64 LibreOffice_project/23edc44b61b830b7d749943e020e96f5a7df63bf</meta:generator>
  </office:meta>
</office:document-meta>
</file>